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ubtitle">
      <style:text-properties style:font-name="Arial" officeooo:rsid="001d33ef" officeooo:paragraph-rsid="001d33ef"/>
    </style:style>
    <style:style style:name="P2" style:family="paragraph" style:parent-style-name="Text_20_body">
      <style:text-properties style:font-name="Arial" officeooo:rsid="001d33ef" officeooo:paragraph-rsid="001d33ef"/>
    </style:style>
    <style:style style:name="P3" style:family="paragraph" style:parent-style-name="Title">
      <style:text-properties style:font-name="Arial" officeooo:rsid="001d33ef" officeooo:paragraph-rsid="001d33ef"/>
    </style:style>
    <style:style style:name="P4" style:family="paragraph" style:parent-style-name="Heading_20_1">
      <style:text-properties style:font-name="Arial" officeooo:rsid="001d33ef" officeooo:paragraph-rsid="001d33ef"/>
    </style:style>
    <style:style style:name="P5" style:family="paragraph" style:parent-style-name="Standard">
      <style:text-properties officeooo:rsid="0007c062" officeooo:paragraph-rsid="001d6d91"/>
    </style:style>
    <style:style style:name="P6" style:family="paragraph" style:parent-style-name="Standard">
      <style:text-properties officeooo:paragraph-rsid="001d6d91"/>
    </style:style>
    <style:style style:name="P7" style:family="paragraph" style:parent-style-name="Standard">
      <style:text-properties officeooo:rsid="001d6d91" officeooo:paragraph-rsid="001d6d91"/>
    </style:style>
    <style:style style:name="P8" style:family="paragraph" style:parent-style-name="Text_20_body">
      <style:text-properties style:font-name="Arial" officeooo:rsid="001d33ef" officeooo:paragraph-rsid="001d33ef"/>
    </style:style>
    <style:style style:name="P9" style:family="paragraph" style:parent-style-name="Text_20_body" style:list-style-name="L1">
      <style:paragraph-properties fo:padding="0.049cm" fo:border="0.06pt solid #e3e3e3"/>
      <style:text-properties officeooo:paragraph-rsid="001d6d91"/>
    </style:style>
    <style:style style:name="P10" style:family="paragraph" style:parent-style-name="Text_20_body">
      <style:paragraph-properties fo:padding="0.049cm" fo:border="0.06pt solid #e3e3e3"/>
      <style:text-properties officeooo:paragraph-rsid="001d6d91"/>
    </style:style>
    <style:style style:name="T1" style:family="text">
      <style:text-properties style:font-name="Arial"/>
    </style:style>
    <style:style style:name="T2" style:family="text">
      <style:text-properties style:font-name="Arial" officeooo:rsid="001d33ef"/>
    </style:style>
    <style:style style:name="T3" style:family="text">
      <style:text-properties style:font-name="Arial" officeooo:rsid="001d6d91"/>
    </style:style>
    <style:style style:name="T4" style:family="text">
      <style:text-properties loext:padding="0.049cm" loext:border="0.06pt solid #e3e3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walk in the woods</text:p>
      <text:p text:style-name="P2"/>
      <text:p text:style-name="P1">a Data Analysis project on Natural Parks</text:p>
      <text:h text:style-name="P4" text:outline-level="1">1. Introduction</text:h>
      <text:p text:style-name="P10">That sounds like a fascinating project! Natural parks offer a wealth of data and opportunities for applying machine learning techniques. Here are some ideas to consider:</text:p>
      <text:list xml:id="list3138215964" text:style-name="L1">
        <text:list-item>
          <text:p text:style-name="P9"><text:span text:style-name="Strong_20_Emphasis"><text:span text:style-name="T4">Species Identification</text:span></text:span>: Develop a model that can identify different species of plants and animals within the park using image recognition techniques. This could involve training a convolutional neural network (CNN) on images of various species collected from the park.</text:p>
        </text:list-item>
        <text:list-item>
          <text:p text:style-name="P9"><text:span text:style-name="Strong_20_Emphasis"><text:span text:style-name="T4">Biodiversity Monitoring</text:span></text:span>: Use machine learning algorithms to analyze data collected from the park, such as species population counts, to assess biodiversity trends over time. This could involve time-series analysis and predictive modeling to understand how environmental factors affect biodiversity.</text:p>
        </text:list-item>
        <text:list-item>
          <text:p text:style-name="P9"><text:span text:style-name="Strong_20_Emphasis"><text:span text:style-name="T4">Wildlife Conservation</text:span></text:span>: Create models to predict the movement patterns of endangered species within the park. This could help park rangers better allocate resources for conservation efforts and mitigate human-wildlife conflicts.</text:p>
        </text:list-item>
        <text:list-item>
          <text:p text:style-name="P9"><text:span text:style-name="Strong_20_Emphasis"><text:span text:style-name="T4">Visitor Behavior Analysis</text:span></text:span>: Analyze visitor data, such as entry and exit times, demographics, and activities, to understand visitor behavior within the park. This information could be used to optimize park management strategies and improve visitor experiences.</text:p>
        </text:list-item>
        <text:list-item>
          <text:p text:style-name="P9"><text:span text:style-name="Strong_20_Emphasis"><text:span text:style-name="T4">Environmental Monitoring</text:span></text:span>: Deploy sensors throughout the park to collect data on environmental factors such as temperature, humidity, and air quality. Use machine learning algorithms to analyze this data and identify patterns or anomalies that could indicate environmental changes or threats to the ecosystem.</text:p>
        </text:list-item>
        <text:list-item>
          <text:p text:style-name="P9"><text:span text:style-name="Strong_20_Emphasis"><text:span text:style-name="T4">Trail Maintenance Optimization</text:span></text:span>: Develop models to predict which trails are most likely to require maintenance based on factors such as usage patterns, weather conditions, and terrain. This could help park staff prioritize maintenance efforts and ensure the safety of visitors.</text:p>
        </text:list-item>
        <text:list-item>
          <text:p text:style-name="P9"><text:span text:style-name="Strong_20_Emphasis"><text:span text:style-name="T4">Natural Disaster Prediction and Management</text:span></text:span>: Utilize historical data on natural disasters such as wildfires, floods, and landslides to develop predictive models that can help park authorities prepare for and mitigate the impacts of future events.</text:p>
        </text:list-item>
        <text:list-item>
          <text:p text:style-name="P9"><text:span text:style-name="Strong_20_Emphasis"><text:span text:style-name="T4">Park Accessibility Analysis</text:span></text:span>: Use machine learning techniques to analyze geographical and topographical data to assess the accessibility of different areas within the park, particularly for individuals with disabilities. This could inform infrastructure planning and accessibility improvements.</text:p>
        </text:list-item>
      </text:list>
      <text:p text:style-name="P10"><text:soft-page-break/>Remember to consider ethical considerations such as data privacy, environmental impact, and the potential consequences of algorithmic decision-making on both the park ecosystem and its visitors. Additionally, collaboration with park authorities and environmental experts can ensure that your project aligns with conservation goals and contributes positively to the management of natural parks.</text:p>
      <text:p text:style-name="P6"/>
      <text:p text:style-name="P6"/>
      <text:p text:style-name="P6"/>
      <text:p text:style-name="P6"/>
      <text:p text:style-name="P5"><text:span text:style-name="T2">Are Parks </text:span><text:span text:style-name="T3">limited to (or mostly focused on) not very densely populated) mountain areas</text:span></text:p>
      <text:p text:style-name="P7"><text:span text:style-name="T1">Are some kinds of parcs more popular/more accessible than others?</text:span></text:p>
      <text:p text:style-name="P7"><text:span text:style-name="T1"/></text:p>
      <text:p text:style-name="P5"><text:span text:style-name="T2"/></text:p>
      <text:h text:style-name="Heading_20_1" text:outline-level="1">2. Project Management</text:h>
      <text:p text:style-name="Text_20_body"/>
      <text:h text:style-name="Heading_20_1" text:outline-level="1"><text:soft-page-break/>3. Data Sources and Data Collection</text:h>
      <text:h text:style-name="Heading_20_1" text:outline-level="1">3.1 Web scraping</text:h>
      <text:h text:style-name="Heading_20_1" text:outline-level="1">3.2 Flat files</text:h>
      <text:h text:style-name="Heading_20_1" text:outline-level="1">3.3 Data extraction from API and Big Query</text:h>
      <text:h text:style-name="Heading_20_1" text:outline-level="1">4. Data Cleaning</text:h>
      <text:h text:style-name="Heading_20_1" text:outline-level="1">5. Exploratory Data Analysis and Visualizarion</text:h>
      <text:h text:style-name="Heading_20_1" text:outline-level="1">6. SQL Database</text:h>
      <text:h text:style-name="Heading_20_1" text:outline-level="1">6.1 Creating the database</text:h>
      <text:h text:style-name="Heading_20_1" text:outline-level="1">6.2 MySQL Queries</text:h>
      <text:h text:style-name="Heading_20_1" text:outline-level="1">6.3 Entity Relationship Diagram (ERD)</text:h>
      <text:h text:style-name="Heading_20_1" text:outline-level="1">7. Exposing Data via API</text:h>
      <text:h text:style-name="Heading_20_1" text:outline-level="1">8. Machine Learning</text:h>
      <text:h text:style-name="Heading_20_1" text:outline-level="1">9. References</text:h>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4-12T17:54:27.420642661</meta:creation-date>
    <dc:date>2024-04-13T15:14:01.239619126</dc:date>
    <meta:editing-duration>PT16H7M53S</meta:editing-duration>
    <meta:editing-cycles>2</meta:editing-cycles>
    <meta:generator>LibreOffice/7.3.3.2$MacOSX_X86_64 LibreOffice_project/d1d0ea68f081ee2800a922cac8f79445e4603348</meta:generator>
    <meta:document-statistic meta:table-count="0" meta:image-count="0" meta:object-count="0" meta:page-count="3" meta:paragraph-count="29" meta:word-count="479" meta:character-count="3317" meta:non-whitespace-character-count="2875"/>
  </office:meta>
</office:document-meta>
</file>